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12pt" officeooo:paragraph-rsid="001d018b" style:font-size-asian="12pt" style:font-size-complex="12pt"/>
    </style:style>
    <style:style style:name="P2" style:family="paragraph" style:parent-style-name="Standard">
      <style:text-properties style:font-name="Liberation Serif" fo:font-size="12pt" officeooo:rsid="001f0bfe" officeooo:paragraph-rsid="001f0bfe" style:font-size-asian="12pt" style:font-size-complex="12pt"/>
    </style:style>
    <style:style style:name="P3" style:family="paragraph" style:parent-style-name="Standard">
      <style:text-properties style:font-name="Liberation Serif" fo:font-size="12pt" officeooo:rsid="001f8168" officeooo:paragraph-rsid="001f8168" style:font-size-asian="12pt" style:font-size-complex="12pt"/>
    </style:style>
    <style:style style:name="P4" style:family="paragraph" style:parent-style-name="Standard">
      <style:text-properties style:font-name="Liberation Serif" fo:font-size="12pt" officeooo:rsid="0023669e" officeooo:paragraph-rsid="0023669e" style:font-size-asian="12pt" style:font-size-complex="12pt"/>
    </style:style>
    <style:style style:name="T1" style:family="text">
      <style:text-properties officeooo:rsid="001d018b"/>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normal" officeooo:rsid="001d018b"/>
    </style:style>
    <style:style style:name="T4" style:family="text">
      <style:text-properties officeooo:rsid="001da756"/>
    </style:style>
    <style:style style:name="T5" style:family="text">
      <style:text-properties officeooo:rsid="001ee893"/>
    </style:style>
    <style:style style:name="T6" style:family="text">
      <style:text-properties fo:font-weight="bold" officeooo:rsid="001d018b" style:font-weight-asian="bold" style:font-weight-complex="bold"/>
    </style:style>
    <style:style style:name="T7" style:family="text">
      <style:text-properties fo:font-weight="bold" officeooo:rsid="001da756" style:font-weight-asian="bold" style:font-weight-complex="bold"/>
    </style:style>
    <style:style style:name="T8" style:family="text">
      <style:text-properties officeooo:rsid="00217a2f"/>
    </style:style>
    <style:style style:name="T9" style:family="text">
      <style:text-properties officeooo:rsid="0024ec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sPay</text:span><text:span text:style-name="T1"> est une plateforme </text:span><text:span text:style-name="T2">financières mobiles (fintech) </text:span><text:span text:style-name="T3">ayant pour principal objectif de</text:span><text:span text:style-name="T1"> facilitant les achats des produit et service sur internet tout comme sur le terrain. Le constat part du fait que les pièces se faisant de plus en plus rare au Cameroun, les boutiquier, les chauffeurs de taxi, la maman au marche qui vent ses vivres, <text:s/>n’en <text:s/>dispose pas assez de pièces pour pouvoir rembourser les client, ce qui amène pour la plus part du temps a des problèmes entre les clients et les commerçant. En outre, des personnes voudraient payer des services en ligne tel que les points de vie dans les jeux vidéo en ligne, faire des achats en ligne </text:span><text:span text:style-name="T4">de toutes natures, et également s’offrir du crédit de communication, payer des forfait internet, payer les factures, envoyer et recevoir de l’argent entre particulier et payer les frais de scolarité sont les problèmes que l’on fait face a tout moment. Ainsi </text:span><text:span text:style-name="T7">sPay</text:span><text:span text:style-name="T4"> est cette outil qu</text:span><text:span text:style-name="T5">i</text:span><text:span text:style-name="T4"> vient résoudre ces problèmes de façon sécuriser </text:span><text:span text:style-name="T5">et libre c’est a dire sans payer aucun frais d’adhésion pour pouvoir l’utiliser. C’est le porte feuille que tout un chacun devrait avoir pour être exempt de tout problèmes concernant les échanges financières.</text:span></text:p>
      <text:p text:style-name="P1"/>
      <text:p text:style-name="P2">Deuxième version </text:p>
      <text:p text:style-name="P2"/>
      <text:p text:style-name="P2">description </text:p>
      <text:p text:style-name="P2"/>
      <text:p text:style-name="P1">sPay est une plateforme financières mobiles (fintech) ayant pour principal objectif de facilitant les achats des produit et service sur internet tout comme sur le terrain. Le constat part du fait que les pièces se faisant de plus en plus rare au Cameroun, les boutiquier, les chauffeurs de taxi, la maman au marche qui vent ses vivres, n’en dispose pas assez de pièces pour pouvoir rembourser les client, ce qui amène pour la plus part du temps a des problèmes entre les clients et les commerçant. En outre, des personnes voudraient payer des services en ligne tel que les points de vie dans les jeux vidéo en ligne, faire des achats en ligne de toutes natures, et également s’offrir du crédit de communication, payer des forfait internet, payer les factures, envoyer et recevoir de l’argent entre particulier et payer les frais de scolarité sont les problèmes que l’on fait face a tout moment. Ainsi sPay grace a l'utilisation de momo api est cet outil qui vient résoudre ces problèmes de façon sécuriser et libre c’est a dire sans payer aucun frais d’adhésion pour pouvoir l’utiliser. C’est le portefeuille que tout un chacun devrait avoir pour être exempt de tout problèmes concernant les échanges financières.</text:p>
      <text:p text:style-name="P1"/>
      <text:p text:style-name="P3">Les fonctionnalités que nous souhaiterons réaliser sont les suivantes :</text:p>
      <text:p text:style-name="P3">- Recevoir de l’argent</text:p>
      <text:p text:style-name="P3">- Envoyer de l’argent</text:p>
      <text:p text:style-name="P3">- Acheter du crédit de communication</text:p>
      <text:p text:style-name="P3">- Acheter les forfait de connexion</text:p>
      <text:p text:style-name="P3">- Faire des épargnes</text:p>
      <text:p text:style-name="P3">- Faire des cotisations</text:p>
      <text:p text:style-name="P3">- Faire des investissement sur des projets agricole ou d’élevage</text:p>
      <text:p text:style-name="P3">- <text:span text:style-name="T8">Ets …</text:span></text:p>
      <text:p text:style-name="P3"/>
      <text:p text:style-name="P4">les problèmes connus sont les suivantes :</text:p>
      <text:p text:style-name="P4">- Disponibilité <text:span text:style-name="T9">de l’API h24</text:span></text:p>
      <text:p text:style-name="P4">- <text:span text:style-name="T9">un accompagnement de mtn dans l’implantation de la solution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8T12:04:53.666499293</meta:creation-date>
    <dc:date>2022-08-09T14:36:42.047548433</dc:date>
    <meta:editing-duration>PT4M5S</meta:editing-duration>
    <meta:editing-cycles>3</meta:editing-cycles>
    <meta:generator>LibreOffice/7.3.1.3$Linux_X86_64 LibreOffice_project/30$Build-3</meta:generator>
    <meta:document-statistic meta:table-count="0" meta:image-count="0" meta:object-count="0" meta:page-count="1" meta:paragraph-count="16" meta:word-count="479" meta:character-count="2855" meta:non-whitespace-character-count="2387"/>
  </office:meta>
</office:document-meta>
</file>